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q serif" svg:font-family="'q serif', Georgia, Times, 'Times New Roman', 'Hiragino Kaku Gothic Pro', Meiryo, serif"/>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ac7"/>
    </style:style>
    <style:style style:name="P2" style:family="paragraph" style:parent-style-name="Standard">
      <style:text-properties officeooo:rsid="001f7ac7" officeooo:paragraph-rsid="001f7ac7"/>
    </style:style>
    <style:style style:name="P3" style:family="paragraph" style:parent-style-name="Standard">
      <style:text-properties fo:font-weight="bold" officeooo:rsid="001f7ac7" officeooo:paragraph-rsid="001f7ac7" style:font-weight-asian="bold" style:font-weight-complex="bold"/>
    </style:style>
    <style:style style:name="P4" style:family="paragraph" style:parent-style-name="Standard">
      <style:text-properties fo:font-weight="bold" officeooo:rsid="001f7ac7" officeooo:paragraph-rsid="0028c8d7" style:font-weight-asian="bold" style:font-weight-complex="bold"/>
    </style:style>
    <style:style style:name="P5" style:family="paragraph" style:parent-style-name="Standard">
      <style:text-properties fo:font-weight="bold" officeooo:rsid="00261ff5" officeooo:paragraph-rsid="00261ff5" style:font-weight-asian="bold" style:font-weight-complex="bold"/>
    </style:style>
    <style:style style:name="P6" style:family="paragraph" style:parent-style-name="Standard">
      <style:text-properties fo:font-weight="bold" officeooo:rsid="00270a3a" officeooo:paragraph-rsid="00270a3a" style:font-weight-asian="bold" style:font-weight-complex="bold"/>
    </style:style>
    <style:style style:name="P7" style:family="paragraph" style:parent-style-name="Standard">
      <style:text-properties fo:font-weight="bold" officeooo:rsid="0028dbf6" officeooo:paragraph-rsid="0028c8d7" style:font-weight-asian="bold" style:font-weight-complex="bold"/>
    </style:style>
    <style:style style:name="P8" style:family="paragraph" style:parent-style-name="Standard">
      <style:text-properties fo:font-weight="bold" officeooo:rsid="0028dbf6" officeooo:paragraph-rsid="0028dbf6" style:font-weight-asian="bold" style:font-weight-complex="bold"/>
    </style:style>
    <style:style style:name="P9" style:family="paragraph" style:parent-style-name="Standard">
      <style:text-properties fo:font-weight="bold" officeooo:rsid="002c18ef" officeooo:paragraph-rsid="002c18ef" style:font-weight-asian="bold" style:font-weight-complex="bold"/>
    </style:style>
    <style:style style:name="P10" style:family="paragraph" style:parent-style-name="Standard">
      <style:text-properties fo:font-weight="bold" officeooo:rsid="003607f8" officeooo:paragraph-rsid="003607f8" style:font-weight-asian="bold" style:font-weight-complex="bold"/>
    </style:style>
    <style:style style:name="P11" style:family="paragraph" style:parent-style-name="Standard">
      <style:text-properties fo:font-weight="bold" officeooo:paragraph-rsid="0030d8ce" style:font-weight-asian="bold" style:font-weight-complex="bold"/>
    </style:style>
    <style:style style:name="P12" style:family="paragraph" style:parent-style-name="Standard">
      <style:text-properties fo:color="#ce181e" fo:font-weight="bold" officeooo:rsid="001f7ac7" officeooo:paragraph-rsid="001f7ac7" style:font-weight-asian="bold" style:font-weight-complex="bold"/>
    </style:style>
    <style:style style:name="P13" style:family="paragraph" style:parent-style-name="Standard">
      <style:text-properties fo:color="#ce181e" fo:font-weight="bold" officeooo:rsid="00391b3a" officeooo:paragraph-rsid="00391b3a" style:font-weight-asian="bold" style:font-weight-complex="bold"/>
    </style:style>
    <style:style style:name="P14" style:family="paragraph" style:parent-style-name="Standard">
      <style:text-properties fo:color="#ce181e" fo:font-style="normal" fo:font-weight="bold" officeooo:rsid="00261ff5" officeooo:paragraph-rsid="00261ff5" style:font-style-asian="normal" style:font-weight-asian="bold" style:font-style-complex="normal" style:font-weight-complex="bold"/>
    </style:style>
    <style:style style:name="P15" style:family="paragraph" style:parent-style-name="Standard">
      <style:text-properties fo:font-weight="normal" officeooo:rsid="001f7ac7" officeooo:paragraph-rsid="001f7ac7" style:font-weight-asian="normal" style:font-weight-complex="normal"/>
    </style:style>
    <style:style style:name="P16" style:family="paragraph" style:parent-style-name="Standard">
      <style:text-properties fo:font-weight="normal" officeooo:rsid="0028dbf6" officeooo:paragraph-rsid="0028dbf6" style:font-weight-asian="normal" style:font-weight-complex="normal"/>
    </style:style>
    <style:style style:name="P17" style:family="paragraph" style:parent-style-name="Standard">
      <style:text-properties fo:font-weight="normal" officeooo:rsid="00391b3a" officeooo:paragraph-rsid="00391b3a" style:font-weight-asian="normal" style:font-weight-complex="normal"/>
    </style:style>
    <style:style style:name="P18" style:family="paragraph" style:parent-style-name="Standard">
      <style:text-properties officeooo:rsid="00261ff5" officeooo:paragraph-rsid="00261ff5"/>
    </style:style>
    <style:style style:name="P19" style:family="paragraph" style:parent-style-name="Standard">
      <style:text-properties officeooo:paragraph-rsid="0030d8ce"/>
    </style:style>
    <style:style style:name="P20" style:family="paragraph" style:parent-style-name="Standard">
      <style:text-properties fo:font-variant="normal" fo:text-transform="none" fo:color="#333333" style:font-name="Liberation Serif" fo:font-size="12pt" fo:letter-spacing="normal" fo:font-style="normal" fo:font-weight="normal" officeooo:paragraph-rsid="00391b3a" style:font-weight-asian="normal" style:font-weight-complex="normal"/>
    </style:style>
    <style:style style:name="P21" style:family="paragraph" style:parent-style-name="Standard">
      <style:text-properties fo:font-variant="normal" fo:text-transform="none" fo:color="#333333" style:font-name="Liberation Serif" fo:font-size="12pt" fo:letter-spacing="normal" fo:font-style="normal" fo:font-weight="bold" officeooo:paragraph-rsid="00391b3a" style:font-weight-asian="bold" style:font-weight-complex="bold"/>
    </style:style>
    <style:style style:name="P22" style:family="paragraph" style:parent-style-name="Standard">
      <style:text-properties fo:font-variant="normal" fo:text-transform="none" fo:color="#333333" style:font-name="Liberation Serif" fo:font-size="12pt" fo:letter-spacing="normal" fo:font-style="normal" fo:font-weight="bold" officeooo:rsid="003f5f26" officeooo:paragraph-rsid="003f5f26" style:font-weight-asian="bold" style:font-weight-complex="bold"/>
    </style:style>
    <style:style style:name="P23" style:family="paragraph" style:parent-style-name="Standard">
      <style:text-properties fo:font-variant="normal" fo:text-transform="none" fo:color="#333333" style:font-name="Liberation Serif" fo:font-size="12pt" fo:letter-spacing="normal" fo:font-style="normal" fo:font-weight="bold" officeooo:rsid="003f5f26" officeooo:paragraph-rsid="004e8d33" style:font-weight-asian="bold" style:font-weight-complex="bold"/>
    </style:style>
    <style:style style:name="P24" style:family="paragraph" style:parent-style-name="Standard">
      <style:text-properties fo:font-variant="normal" fo:text-transform="none" fo:color="#333333" style:font-name="Liberation Serif" fo:font-size="12pt" fo:letter-spacing="normal" fo:font-style="normal" fo:font-weight="bold" officeooo:rsid="0042e186" officeooo:paragraph-rsid="0042e186" style:font-weight-asian="bold" style:font-weight-complex="bold"/>
    </style:style>
    <style:style style:name="P25" style:family="paragraph" style:parent-style-name="Standard">
      <style:text-properties fo:font-variant="normal" fo:text-transform="none" fo:color="#333333" style:font-name="Liberation Serif" fo:font-size="12pt" fo:letter-spacing="normal" fo:font-style="normal" fo:font-weight="bold" officeooo:rsid="0042e186" officeooo:paragraph-rsid="004e8d33" style:font-weight-asian="bold" style:font-weight-complex="bold"/>
    </style:style>
    <style:style style:name="P26" style:family="paragraph" style:parent-style-name="Standard">
      <style:text-properties fo:font-variant="normal" fo:text-transform="none" fo:color="#333333" style:font-name="Liberation Serif" fo:font-size="12pt" fo:letter-spacing="normal" fo:font-style="normal" fo:font-weight="bold" officeooo:rsid="0044c208" officeooo:paragraph-rsid="0044c208" style:font-weight-asian="bold" style:font-weight-complex="bold"/>
    </style:style>
    <style:style style:name="P27" style:family="paragraph" style:parent-style-name="Standard">
      <style:text-properties fo:font-variant="normal" fo:text-transform="none" fo:color="#333333" style:font-name="Liberation Serif" fo:font-size="12pt" fo:letter-spacing="normal" fo:font-style="normal" fo:font-weight="bold" officeooo:rsid="0044c208" officeooo:paragraph-rsid="00468ccf" style:font-weight-asian="bold" style:font-weight-complex="bold"/>
    </style:style>
    <style:style style:name="P28" style:family="paragraph" style:parent-style-name="Standard">
      <style:text-properties fo:font-variant="normal" fo:text-transform="none" fo:color="#333333" style:font-name="Liberation Serif" fo:font-size="12pt" fo:letter-spacing="normal" fo:font-style="normal" fo:font-weight="bold" officeooo:rsid="0044c208" officeooo:paragraph-rsid="004e8d33" style:font-weight-asian="bold" style:font-weight-complex="bold"/>
    </style:style>
    <style:style style:name="P29" style:family="paragraph" style:parent-style-name="Standard">
      <style:text-properties fo:font-variant="normal" fo:text-transform="none" fo:color="#333333" style:font-name="Liberation Serif" fo:font-size="12pt" fo:letter-spacing="normal" fo:font-style="normal" fo:font-weight="bold" officeooo:rsid="0046ebc4" officeooo:paragraph-rsid="0046ebc4" style:font-weight-asian="bold" style:font-weight-complex="bold"/>
    </style:style>
    <style:style style:name="P30" style:family="paragraph" style:parent-style-name="Standard">
      <style:text-properties fo:font-variant="normal" fo:text-transform="none" fo:color="#333333" style:font-name="Liberation Serif" fo:font-size="12pt" fo:letter-spacing="normal" fo:font-style="normal" fo:font-weight="bold" officeooo:rsid="0046ebc4" officeooo:paragraph-rsid="004e8d33" style:font-weight-asian="bold" style:font-weight-complex="bold"/>
    </style:style>
    <style:style style:name="P31" style:family="paragraph" style:parent-style-name="Standard">
      <style:text-properties fo:font-variant="normal" fo:text-transform="none" fo:color="#333333" style:font-name="Liberation Serif" fo:font-size="12pt" fo:letter-spacing="normal" fo:font-style="normal" fo:font-weight="bold" officeooo:rsid="0047a763" officeooo:paragraph-rsid="0047a763" style:font-weight-asian="bold" style:font-weight-complex="bold"/>
    </style:style>
    <style:style style:name="P32" style:family="paragraph" style:parent-style-name="Standard">
      <style:text-properties fo:font-variant="normal" fo:text-transform="none" fo:color="#333333" style:font-name="Liberation Serif" fo:font-size="12pt" fo:letter-spacing="normal" fo:font-style="normal" fo:font-weight="bold" officeooo:rsid="0047a763" officeooo:paragraph-rsid="004e8d33" style:font-weight-asian="bold" style:font-weight-complex="bold"/>
    </style:style>
    <style:style style:name="P33" style:family="paragraph" style:parent-style-name="Standard">
      <style:text-properties fo:font-variant="normal" fo:text-transform="none" fo:color="#333333" style:font-name="Liberation Serif" fo:font-size="12pt" fo:letter-spacing="normal" fo:font-style="normal" fo:font-weight="bold" officeooo:rsid="0047f556" officeooo:paragraph-rsid="0047f556" style:font-weight-asian="bold" style:font-weight-complex="bold"/>
    </style:style>
    <style:style style:name="P34" style:family="paragraph" style:parent-style-name="Standard">
      <style:text-properties fo:font-variant="normal" fo:text-transform="none" fo:color="#333333" style:font-name="Liberation Serif" fo:font-size="12pt" fo:letter-spacing="normal" fo:font-style="normal" fo:font-weight="bold" officeooo:rsid="0047f556" officeooo:paragraph-rsid="004e8d33" style:font-weight-asian="bold" style:font-weight-complex="bold"/>
    </style:style>
    <style:style style:name="P35" style:family="paragraph" style:parent-style-name="Standard">
      <style:text-properties fo:font-variant="normal" fo:text-transform="none" fo:color="#333333" style:font-name="Liberation Serif" fo:font-size="12pt" fo:letter-spacing="normal" fo:font-style="normal" fo:font-weight="bold" officeooo:rsid="004a6a69" officeooo:paragraph-rsid="004a6a69" style:font-weight-asian="bold" style:font-weight-complex="bold"/>
    </style:style>
    <style:style style:name="P36" style:family="paragraph" style:parent-style-name="Standard">
      <style:text-properties fo:font-variant="normal" fo:text-transform="none" fo:color="#333333" style:font-name="Liberation Serif" fo:font-size="12pt" fo:letter-spacing="normal" fo:font-style="normal" fo:font-weight="bold" officeooo:rsid="004a6a69" officeooo:paragraph-rsid="004e8d33" style:font-weight-asian="bold" style:font-weight-complex="bold"/>
    </style:style>
    <style:style style:name="P37" style:family="paragraph" style:parent-style-name="Standard">
      <style:text-properties fo:font-variant="normal" fo:text-transform="none" fo:color="#333333" style:font-name="Liberation Serif" fo:font-size="12pt" fo:letter-spacing="normal" fo:font-style="normal" fo:font-weight="bold" officeooo:rsid="0046ebc4" officeooo:paragraph-rsid="0046ebc4" style:font-size-asian="9pt" style:font-style-asian="normal" style:font-weight-asian="bold" style:font-weight-complex="bold"/>
    </style:style>
    <style:style style:name="P38" style:family="paragraph" style:parent-style-name="Standard">
      <style:text-properties fo:font-variant="normal" fo:text-transform="none" fo:color="#333333" style:font-name="Liberation Serif" fo:font-size="12pt" fo:letter-spacing="normal" fo:font-style="normal" fo:font-weight="bold" officeooo:rsid="0046ebc4" officeooo:paragraph-rsid="004e8d33" style:font-size-asian="9pt" style:font-style-asian="normal" style:font-weight-asian="bold" style:font-weight-complex="bold"/>
    </style:style>
    <style:style style:name="P39" style:family="paragraph" style:parent-style-name="Standard">
      <style:text-properties fo:font-variant="normal" fo:text-transform="none" fo:color="#000000" style:font-name="Liberation Serif" fo:font-size="12pt" fo:letter-spacing="normal" fo:font-style="normal" fo:font-weight="bold" officeooo:rsid="003f5f26" officeooo:paragraph-rsid="003f5f26" style:font-weight-asian="bold" style:font-weight-complex="bold"/>
    </style:style>
    <style:style style:name="P40" style:family="paragraph" style:parent-style-name="Standard">
      <style:text-properties fo:font-variant="normal" fo:text-transform="none" fo:color="#000000" style:font-name="Liberation Serif" fo:font-size="12pt" fo:letter-spacing="normal" fo:font-style="normal" fo:font-weight="bold" officeooo:rsid="003f5f26" officeooo:paragraph-rsid="004e8d33" style:font-weight-asian="bold" style:font-weight-complex="bold"/>
    </style:style>
    <style:style style:name="P41" style:family="paragraph" style:parent-style-name="Standard">
      <style:text-properties fo:font-variant="normal" fo:text-transform="none" fo:color="#000000" style:font-name="Liberation Serif" fo:font-size="12pt" fo:letter-spacing="normal" fo:font-style="normal" fo:font-weight="bold" officeooo:rsid="0044c208" officeooo:paragraph-rsid="0044c208" style:font-weight-asian="bold" style:font-weight-complex="bold"/>
    </style:style>
    <style:style style:name="P42" style:family="paragraph" style:parent-style-name="Standard">
      <style:text-properties fo:font-variant="normal" fo:text-transform="none" fo:color="#000000" style:font-name="Liberation Serif" fo:font-size="12pt" fo:letter-spacing="normal" fo:font-style="normal" fo:font-weight="bold" officeooo:rsid="0044c208" officeooo:paragraph-rsid="004e8d33" style:font-weight-asian="bold" style:font-weight-complex="bold"/>
    </style:style>
    <style:style style:name="P43" style:family="paragraph" style:parent-style-name="Standard">
      <style:text-properties fo:font-variant="normal" fo:text-transform="none" fo:color="#000000" style:font-name="Liberation Serif" fo:font-size="12pt" fo:letter-spacing="normal" fo:font-style="normal" fo:font-weight="bold" officeooo:rsid="0044c208" officeooo:paragraph-rsid="005064fd" style:font-weight-asian="bold" style:font-weight-complex="bold"/>
    </style:style>
    <style:style style:name="P44" style:family="paragraph" style:parent-style-name="Standard">
      <style:text-properties fo:font-variant="normal" fo:text-transform="none" fo:color="#000000" style:font-name="Liberation Serif" fo:font-size="12pt" fo:letter-spacing="normal" fo:font-style="normal" fo:font-weight="bold" officeooo:rsid="00468ccf" officeooo:paragraph-rsid="00468ccf" style:font-weight-asian="bold" style:font-weight-complex="bold"/>
    </style:style>
    <style:style style:name="P45" style:family="paragraph" style:parent-style-name="Standard">
      <style:text-properties fo:font-variant="normal" fo:text-transform="none" fo:color="#000000" style:font-name="Liberation Serif" fo:font-size="12pt" fo:letter-spacing="normal" fo:font-style="normal" fo:font-weight="bold" officeooo:rsid="00468ccf" officeooo:paragraph-rsid="004e8d33" style:font-weight-asian="bold" style:font-weight-complex="bold"/>
    </style:style>
    <style:style style:name="P46" style:family="paragraph" style:parent-style-name="Standard">
      <style:text-properties fo:font-variant="normal" fo:text-transform="none" fo:color="#ce181e" style:font-name="Liberation Serif" fo:font-size="12pt" fo:letter-spacing="normal" fo:font-style="normal" fo:font-weight="bold" officeooo:rsid="004eeaa7" officeooo:paragraph-rsid="004eeaa7" style:font-weight-asian="bold" style:font-weight-complex="bold"/>
    </style:style>
    <style:style style:name="P47" style:family="paragraph" style:parent-style-name="Standard">
      <style:text-properties fo:color="#000000" officeooo:paragraph-rsid="004e8d33"/>
    </style:style>
    <style:style style:name="P48" style:family="paragraph" style:parent-style-name="Standard">
      <style:paragraph-properties fo:break-before="page"/>
      <style:text-properties officeooo:paragraph-rsid="0030d8ce"/>
    </style:style>
    <style:style style:name="P49" style:family="paragraph" style:parent-style-name="Standard">
      <style:paragraph-properties fo:break-before="page"/>
      <style:text-properties fo:font-variant="normal" fo:text-transform="none" fo:color="#333333" style:font-name="Liberation Serif" fo:font-size="12pt" fo:letter-spacing="normal" fo:font-style="normal" fo:font-weight="normal" officeooo:rsid="004a6a69" officeooo:paragraph-rsid="004a6a69" style:font-weight-asian="normal" style:font-weight-complex="normal"/>
    </style:style>
    <style:style style:name="T1" style:family="text">
      <style:text-properties officeooo:rsid="00206126"/>
    </style:style>
    <style:style style:name="T2" style:family="text">
      <style:text-properties officeooo:rsid="0021b939"/>
    </style:style>
    <style:style style:name="T3" style:family="text">
      <style:text-properties officeooo:rsid="002c18ef"/>
    </style:style>
    <style:style style:name="T4" style:family="text">
      <style:text-properties officeooo:rsid="002d0dd4"/>
    </style:style>
    <style:style style:name="T5" style:family="text">
      <style:text-properties style:font-name="Liberation Mono" fo:font-size="11pt" fo:font-style="normal" style:font-size-asian="11pt" style:font-style-asian="normal"/>
    </style:style>
    <style:style style:name="T6" style:family="text">
      <style:text-properties fo:font-weight="normal" officeooo:rsid="002d0dd4" style:font-weight-asian="normal" style:font-weight-complex="normal"/>
    </style:style>
    <style:style style:name="T7" style:family="text">
      <style:text-properties fo:color="#ce181e"/>
    </style:style>
    <style:style style:name="T8" style:family="text">
      <style:text-properties fo:color="#ce181e" officeooo:rsid="002d0dd4"/>
    </style:style>
    <style:style style:name="T9" style:family="text">
      <style:text-properties officeooo:rsid="003b489d"/>
    </style:style>
    <style:style style:name="T10" style:family="text">
      <style:text-properties fo:font-variant="normal" fo:text-transform="none" style:font-name="DejaVu Sans Mono" fo:font-size="9pt" fo:letter-spacing="normal" fo:font-style="normal" fo:font-weight="normal" officeooo:rsid="003f5f26" style:font-size-asian="9pt" style:font-style-asian="normal" style:font-weight-asian="normal" style:font-weight-complex="bold"/>
    </style:style>
    <style:style style:name="T11" style:family="text">
      <style:text-properties fo:font-variant="normal" fo:text-transform="none" style:font-name="DejaVu Sans Mono" fo:font-size="9pt" fo:letter-spacing="normal" fo:font-style="normal" fo:font-weight="normal" officeooo:rsid="003f5f26" style:font-size-asian="9pt" style:font-style-asian="normal" style:font-weight-asian="normal" style:font-weight-complex="bold"/>
    </style:style>
    <style:style style:name="T12" style:family="text">
      <style:text-properties fo:font-variant="normal" fo:text-transform="none" style:font-name="Liberation Serif" fo:font-size="12pt" fo:letter-spacing="normal" fo:font-style="normal" fo:font-weight="bold" officeooo:rsid="003f5f26" style:font-weight-asian="bold" style:font-weight-complex="bold"/>
    </style:style>
    <style:style style:name="T13" style:family="text">
      <style:text-properties officeooo:rsid="0040333c"/>
    </style:style>
    <style:style style:name="T14" style:family="text">
      <style:text-properties fo:color="#a9b7c6" style:font-name="DejaVu Sans Mono" fo:font-size="9pt" fo:font-weight="normal" style:font-size-asian="9pt" style:font-style-asian="normal" style:font-weight-asian="normal"/>
    </style:style>
    <style:style style:name="T15" style:family="text">
      <style:text-properties style:font-name="DejaVu Sans Mono" fo:font-size="9pt" fo:font-weight="normal" style:font-size-asian="9pt" style:font-style-asian="normal" style:font-weight-asian="normal"/>
    </style:style>
    <style:style style:name="T16" style:family="text">
      <style:text-properties style:font-name="DejaVu Sans Mono" fo:font-size="9pt" fo:font-weight="normal" style:font-size-asian="9pt" style:font-style-asian="normal" style:font-weight-asian="normal"/>
    </style:style>
    <style:style style:name="T17" style:family="text">
      <style:text-properties style:font-name="DejaVu Sans Mono" fo:font-size="9pt" fo:font-weight="normal" style:font-size-asian="9pt" style:font-style-asian="normal" style:font-weight-asian="normal"/>
    </style:style>
    <style:style style:name="T18" style:family="text">
      <style:text-properties style:font-name="DejaVu Sans Mono" fo:font-size="9pt" fo:font-weight="normal" officeooo:rsid="00462d7c" style:font-size-asian="9pt" style:font-style-asian="normal" style:font-weight-asian="normal"/>
    </style:style>
    <style:style style:name="T19" style:family="text">
      <style:text-properties style:font-name="DejaVu Sans Mono" fo:font-size="9pt" fo:font-weight="normal" officeooo:rsid="005064fd" style:font-size-asian="9pt" style:font-style-asian="normal" style:font-weight-asian="normal"/>
    </style:style>
    <style:style style:name="T20" style:family="text">
      <style:text-properties style:font-name="DejaVu Sans Mono" fo:font-size="9pt" fo:font-weight="normal" officeooo:rsid="005064fd" style:font-size-asian="9pt" style:font-style-asian="normal" style:font-weight-asian="normal"/>
    </style:style>
    <style:style style:name="T21" style:family="text">
      <style:text-properties style:font-name="DejaVu Sans Mono" fo:font-size="9pt" fo:font-weight="normal" officeooo:rsid="00503ec4" style:font-size-asian="9pt" style:font-style-asian="normal" style:font-weight-asian="normal"/>
    </style:style>
    <style:style style:name="T22" style:family="text">
      <style:text-properties style:font-name="DejaVu Sans Mono" fo:font-size="9pt" fo:font-style="normal" fo:font-weight="normal" style:font-size-asian="9pt" style:font-style-asian="normal" style:font-weight-asian="normal"/>
    </style:style>
    <style:style style:name="T23" style:family="text">
      <style:text-properties style:font-name="DejaVu Sans Mono" fo:font-size="9pt" fo:font-style="normal" fo:font-weight="normal" style:font-size-asian="9pt" style:font-style-asian="normal" style:font-weight-asian="normal"/>
    </style:style>
    <style:style style:name="T24" style:family="text">
      <style:text-properties style:font-name="DejaVu Sans Mono" fo:font-size="9pt" fo:font-style="normal" fo:font-weight="normal" style:font-size-asian="9pt" style:font-style-asian="normal" style:font-weight-asian="normal"/>
    </style:style>
    <style:style style:name="T25" style:family="text">
      <style:text-properties style:font-name="DejaVu Sans Mono" fo:font-size="9pt" fo:font-style="normal" fo:font-weight="normal" officeooo:rsid="00503ec4" style:font-size-asian="9pt" style:font-style-asian="normal" style:font-weight-asian="normal"/>
    </style:style>
    <style:style style:name="T26" style:family="text">
      <style:text-properties style:font-name="DejaVu Sans Mono" fo:font-size="9pt" fo:font-style="normal" fo:font-weight="normal" officeooo:rsid="005064fd" style:font-size-asian="9pt" style:font-style-asian="normal" style:font-weight-asian="normal"/>
    </style:style>
    <style:style style:name="T27" style:family="text">
      <style:text-properties style:font-name="DejaVu Sans Mono" fo:font-size="9pt" fo:font-style="normal" fo:font-weight="normal" officeooo:rsid="0051ad80" style:font-size-asian="9pt" style:font-style-asian="normal" style:font-weight-asian="normal"/>
    </style:style>
    <style:style style:name="T28" style:family="text">
      <style:text-properties style:font-name="DejaVu Sans Mono" fo:font-size="9pt" fo:font-style="normal" fo:font-weight="normal" officeooo:rsid="0051ad80" style:font-size-asian="9pt" style:font-style-asian="normal" style:font-weight-asian="normal"/>
    </style:style>
    <style:style style:name="T29" style:family="text">
      <style:text-properties style:font-size-asian="9pt" style:font-style-asian="normal"/>
    </style:style>
    <style:style style:name="T30" style:family="text">
      <style:text-properties officeooo:rsid="004a6a69" style:font-size-asian="9pt" style:font-style-asian="normal"/>
    </style:style>
    <style:style style:name="T31" style:family="text">
      <style:text-properties officeooo:rsid="0046ebc4" style:font-size-asian="9pt" style:font-style-asian="normal"/>
    </style:style>
    <style:style style:name="T32" style:family="text">
      <style:text-properties officeooo:rsid="004b8fcf" style:font-size-asian="9pt" style:font-style-asian="normal"/>
    </style:style>
    <style:style style:name="T33" style:family="text">
      <style:text-properties officeooo:rsid="004c4a53" style:font-size-asian="9pt" style:font-style-asian="normal"/>
    </style:style>
    <style:style style:name="T34" style:family="text">
      <style:text-properties officeooo:rsid="005064fd" style:font-size-asian="9pt" style:font-style-asian="normal"/>
    </style:style>
    <style:style style:name="T35" style:family="text">
      <style:text-properties officeooo:rsid="0047a763"/>
    </style:style>
    <style:style style:name="T36" style:family="text">
      <style:text-properties officeooo:rsid="004911b8"/>
    </style:style>
    <style:style style:name="T37" style:family="text">
      <style:text-properties officeooo:rsid="004be34b"/>
    </style:style>
    <style:style style:name="T38" style:family="text">
      <style:text-properties officeooo:rsid="00503ec4"/>
    </style:style>
    <style:style style:name="T39" style:family="text">
      <style:text-properties officeooo:rsid="005064fd"/>
    </style:style>
    <style:style style:name="T40" style:family="text">
      <style:text-properties officeooo:rsid="0051ad80"/>
    </style:style>
    <style:style style:name="T41" style:family="text">
      <style:text-properties officeooo:rsid="0054dfc0"/>
    </style:style>
    <style:style style:name="T42" style:family="text">
      <style:text-properties officeooo:rsid="005552d8"/>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 224n: Assignment #5</text:p>
      <text:p text:style-name="Standard"/>
      <text:p text:style-name="P1"/>
      <text:p text:style-name="P2"/>
      <text:p text:style-name="P2">(a) (1 point) (written) In Assignment 4 we used 256-dimensional word embeddings (e word = 256),</text:p>
      <text:p text:style-name="P2">while in this assignment, it turns out that a character embedding size of 50 suffices (e char = 50).</text:p>
      <text:p text:style-name="P2">In 1-2 sentences, explain one reason why the embedding size used for character-level embeddings is</text:p>
      <text:p text:style-name="P2">typically lower than that used for word embeddings.</text:p>
      <text:p text:style-name="P2"/>
      <text:p text:style-name="P12">Answer:</text:p>
      <text:p text:style-name="P2"/>
      <text:p text:style-name="P3"><text:span text:style-name="T1">Most character itself doesn`t have meaning , it`s just part of word, but word itself have meanings. . And , </text:span>Characters construct words, words construct sentence, So the information contained in <text:span text:style-name="T2">the sentence</text:span> <text:span text:style-name="T2">is</text:span> <text:span text:style-name="T2">more</text:span> than <text:span text:style-name="T2">word</text:span>, So we need larger dimensions for words than characters to store more information.</text:p>
      <text:p text:style-name="P3"/>
      <text:p text:style-name="P3"/>
      <text:p text:style-name="P15">(b) (1 point) (written) Write down the total number of parameters in the character-based embedding</text:p>
      <text:p text:style-name="P15">model (Figure 2), then do the same for the word-based lookup embedding model (Figure 1). Write</text:p>
      <text:p text:style-name="P15">each answer as a single expression (though you may show working) in terms of e char , k, e word ,</text:p>
      <text:p text:style-name="P15">V word (the size of the word-vocabulary in the lookup embedding model) and V char (the size of the</text:p>
      <text:p text:style-name="P15">character-vocabulary in the character-based embedding model).</text:p>
      <text:p text:style-name="P15">Given that in our code, k = 5, V word ≈ 50, 000 and V char = 96, state which model has more</text:p>
      <text:p text:style-name="P15">parameters, and by what factor (e.g. twice as many? a thousand times as many?).</text:p>
      <text:p text:style-name="P2"/>
      <text:p text:style-name="P2"/>
      <text:p text:style-name="P14">Answer:</text:p>
      <text:p text:style-name="P18"/>
      <text:p text:style-name="P5">Word based embedding model learnable parameter :</text:p>
      <text:p text:style-name="P5"/>
      <text:p text:style-name="P6"><draw:frame draw:style-name="fr1" draw:name="Object1" text:anchor-type="as-char" svg:y="-0.1484in" svg:width="1.2984in" svg:height="0.2091in" draw:z-index="0"><draw:object xlink:href="./Object 1" xlink:type="simple" xlink:show="embed" xlink:actuate="onLoad"/><draw:image xlink:href="./ObjectReplacements/Object 1" xlink:type="simple" xlink:show="embed" xlink:actuate="onLoad"/></draw:frame></text:p>
      <text:p text:style-name="P6"/>
      <text:p text:style-name="P6">Character based embedding model learnable parameter:</text:p>
      <text:p text:style-name="P6"/>
      <text:p text:style-name="P6"><draw:frame draw:style-name="fr1" draw:name="Object2" text:anchor-type="as-char" svg:y="-0.1484in" svg:width="1.2409in" svg:height="0.2091in" draw:z-index="1"><draw:object xlink:href="./Object 2" xlink:type="simple" xlink:show="embed" xlink:actuate="onLoad"/><draw:image xlink:href="./ObjectReplacements/Object 2" xlink:type="simple" xlink:show="embed" xlink:actuate="onLoad"/></draw:frame></text:p>
      <text:p text:style-name="P6"/>
      <text:p text:style-name="P4">Given that in our code, k = 5, V word ≈ 50, 000 and V char = 96, state which model has more</text:p>
      <text:p text:style-name="P4">parameters, and by what factor (e.g. twice as many? a thousand times as many?).</text:p>
      <text:p text:style-name="P4"/>
      <text:p text:style-name="P7">Word based emebedding has more parameters. <text:s/><text:span text:style-name="T3">About 63.7 times of char embedding.</text:span></text:p>
      <text:p text:style-name="P7"/>
      <text:p text:style-name="P8">In our case:</text:p>
      <text:p text:style-name="P8">For CNN / CharEmbedding model:</text:p>
      <text:p text:style-name="P8"/>
      <text:p text:style-name="P8"><draw:frame draw:style-name="fr1" draw:name="Object3" text:anchor-type="as-char" svg:y="-0.152in" svg:width="5.8417in" svg:height="0.2134in" draw:z-index="2"><draw:object xlink:href="./Object 3" xlink:type="simple" xlink:show="embed" xlink:actuate="onLoad"/><draw:image xlink:href="./ObjectReplacements/Object 3" xlink:type="simple" xlink:show="embed" xlink:actuate="onLoad"/></draw:frame></text:p>
      <text:p text:style-name="P8"><draw:frame draw:style-name="fr1" draw:name="Object4" text:anchor-type="as-char" svg:y="-0.1484in" svg:width="2.1508in" svg:height="0.2091in" draw:z-index="3"><draw:object xlink:href="./Object 4" xlink:type="simple" xlink:show="embed" xlink:actuate="onLoad"/><draw:image xlink:href="./ObjectReplacements/Object 4" xlink:type="simple" xlink:show="embed" xlink:actuate="onLoad"/></draw:frame></text:p>
      <text:p text:style-name="P9"><draw:frame draw:style-name="fr1" draw:name="Object5" text:anchor-type="as-char" svg:y="-0.1484in" svg:width="2.202in" svg:height="0.2091in" draw:z-index="4"><draw:object xlink:href="./Object 5" xlink:type="simple" xlink:show="embed" xlink:actuate="onLoad"/><draw:image xlink:href="./ObjectReplacements/Object 5" xlink:type="simple" xlink:show="embed" xlink:actuate="onLoad"/></draw:frame><text:s/>= 63.7</text:p>
      <text:p text:style-name="P48"><text:span text:style-name="T6"/></text:p>
      <text:p text:style-name="P19"><text:span text:style-name="T6">(c) (2 points) (written) In step 3 of the character-based embedding model, instead of using a 1D con-</text:span></text:p>
      <text:p text:style-name="P19"><text:span text:style-name="T6">vnet, we could have used a RNN instead (e.g. feed the sequence of characters into a bidirectional</text:span></text:p>
      <text:p text:style-name="P19"><text:span text:style-name="T6">LSTM and combine the hidden states using max-pooling). Explain one advantage of using a con-</text:span></text:p>
      <text:p text:style-name="P19"><text:span text:style-name="T6">volutional architecture rather than a recurrent architecture for this purpose, making it clear how</text:span></text:p>
      <text:p text:style-name="P19"><text:span text:style-name="T6">the two contrast.</text:span></text:p>
      <text:p text:style-name="P19"><text:span text:style-name="T6"/></text:p>
      <text:p text:style-name="P10"><text:span text:style-name="T8">A</text:span><text:span text:style-name="T7">nswer</text:span>:</text:p>
      <text:p text:style-name="P11"/>
      <text:p text:style-name="P11"><text:span text:style-name="T4">Compare to conv1d, RNN has much more parameters to learn than conv1d. For conv1d, the learning parameter size is </text:span><text:span text:style-name="T5">in_channel * out_channel * kernel_size + bias_size</text:span></text:p>
      <text:p text:style-name="P11"><text:span text:style-name="T4"><text:s/>In our case it`s 256 * 50 * 5 + 256 = 64256. For RNN model, the paramater size is (input_hidden <text:s/>+ hidden + bias_input + bias ) * k , for example the decoder RNN (similar to Embedding RNN) in out case, the parameter number will be <text:s/>: (256 * 256 +256) <text:s/>* k, even we take k =1, it still about 200 times more parameters than conv1d. <text:s text:c="2"/>So Conv1d will be much cheaper to train.</text:span></text:p>
      <text:p text:style-name="P16"/>
      <text:p text:style-name="P16"/>
      <text:p text:style-name="P16"/>
      <text:p text:style-name="P16">(d) (4 points) (written) In lectures we learned about both max-pooling and average-pooling. For each</text:p>
      <text:p text:style-name="P16">pooling method, please explain one advantage in comparison to the other pooling method. For</text:p>
      <text:p text:style-name="P16">each advantage, make it clear how the two contrast, and write to a similar level of detail as in the</text:p>
      <text:p text:style-name="P16">example given in the previous question.</text:p>
      <text:p text:style-name="P16"/>
      <text:p text:style-name="P13">Answer:</text:p>
      <text:p text:style-name="P17"/>
      <text:p text:style-name="P21"><text:span text:style-name="T9">Average pooling brings all into count and flows it to next layer which means all values actually are used for feature mapping and creating output - which is a very generalized computation and keep more information, but lack of emphasizing of important data. <text:s/>Max pooling extracts the most important features (good features) with “zeroing out” less important feature, so the important feature got emphasized, so model can learn more towards important features.</text:span></text:p>
      <text:p text:style-name="P21"/>
      <text:p text:style-name="P21"/>
      <text:p text:style-name="P20">(h) (3 points) (coding and written) </text:p>
      <text:p text:style-name="P20">Once you’ve finished testing your module, write a short description of the tests you carried out,</text:p>
      <text:p text:style-name="P20">and why you believe they are sufficient. The 3 points for this question are awarded based on your</text:p>
      <text:p text:style-name="P20">written description of the tests only.</text:p>
      <text:p text:style-name="P21"/>
      <text:p text:style-name="P22">Test 1: </text:p>
      <text:p text:style-name="P22">Class initialization test:</text:p>
      <text:p text:style-name="P22"/>
      <text:p text:style-name="P22">Initialization a Highway mod<text:span text:style-name="T37">u</text:span>l<text:span text:style-name="T37">e</text:span> <text:s/><text:span text:style-name="T13">with a random parameter, e.g . 5. <text:s/>Then check all two linear layers both in and <text:s/>out <text:s/>size. It should match. E.g :</text:span></text:p>
      <text:p text:style-name="P39"><text:span text:style-name="T15">from </text:span><text:span text:style-name="T15">highway </text:span><text:span text:style-name="T15">import </text:span><text:span text:style-name="T15">Highway</text:span><text:line-break/><text:line-break/><text:span text:style-name="T15">size = </text:span><text:span text:style-name="T15">5</text:span><text:line-break/><text:span text:style-name="T15">hw = Highway(size)</text:span><text:line-break/><text:span text:style-name="T15">assert </text:span><text:span text:style-name="T18">hw</text:span><text:span text:style-name="T15">.gate_layer.in_features == size</text:span><text:line-break/><text:span text:style-name="T15">assert </text:span><text:span text:style-name="T18">hw</text:span><text:span text:style-name="T15">.proj_layer.out_features == size</text:span></text:p>
      <text:p text:style-name="P22"><text:span text:style-name="T14"/></text:p>
      <text:p text:style-name="P22"/>
      <text:p text:style-name="P24"><text:soft-page-break/>Test 2:</text:p>
      <text:p text:style-name="P26">Shapes and Types</text:p>
      <text:p text:style-name="P26"/>
      <text:p text:style-name="P26">Initialize a tensor with same size that we will be feed in to Highway module, check the module output (forward) shapes are expected sizes. <text:s/></text:p>
      <text:p text:style-name="P41"><text:span text:style-name="T15">from highway import Highway<text:line-break/>size = 5</text:span><text:line-break/><text:span text:style-name="T15">hw = Highway(size)</text:span><text:line-break/><text:span text:style-name="T15">t = torch.randn((</text:span><text:span text:style-name="T15">5</text:span><text:span text:style-name="T15">,</text:span><text:span text:style-name="T15">5</text:span><text:span text:style-name="T15">))</text:span><text:line-break/><text:span text:style-name="T15">out = hw(t)</text:span><text:line-break/><text:span text:style-name="T15">assert </text:span><text:span text:style-name="T15">t.size() == out.size()</text:span></text:p>
      <text:p text:style-name="P41"><text:span text:style-name="T15"/></text:p>
      <text:p text:style-name="P27"><text:span text:style-name="T29">Test3 : </text:span></text:p>
      <text:p text:style-name="P27"><text:span text:style-name="T29">In and Out Test</text:span></text:p>
      <text:p text:style-name="P27"><text:span text:style-name="T29"/></text:p>
      <text:p text:style-name="P29"><text:span text:style-name="T29"><text:s/>Use torch.randn, or numpy to generate a certain size of input ,for example 5x5, then manually calculate the data follow the same data pipe line algorithms get the expected value, then initialize the linear weights to be all ones, (weights and bias), feed the same input data to Highway function. Compare the data and result. </text:span><text:span text:style-name="T30">Make sure all intermediate values are printed out and compared with the manual calculate value. </text:span></text:p>
      <text:p text:style-name="P44"><text:span text:style-name="T15"/></text:p>
      <text:p text:style-name="P44"><text:span text:style-name="T15"/></text:p>
      <text:p text:style-name="P37">Test 4:</text:p>
      <text:p text:style-name="P37">Make sure Highway module only initialize once. <text:s/>Or we will fail to train the module, since the weights are all reinitialized.</text:p>
      <text:p text:style-name="P37"/>
      <text:p text:style-name="P37">To test this, <text:span text:style-name="T35">add weight and bias </text:span>initialize <text:span text:style-name="T35">code for </text:span>all 2 linear layser`s wegiht and bias <text:span text:style-name="T35">in __init__() of the highway module. </text:span></text:p>
      <text:p text:style-name="P44"><text:span text:style-name="T15"/></text:p>
      <text:p text:style-name="P31">add prnit out code for those 2 linear layers`s bias and weights. <text:s/>Start training, and log outputs. <text:s/>Make sure the weights and bias are getting updated no tre-initialized. </text:p>
      <text:p text:style-name="P31"/>
      <text:p text:style-name="P33">Reason:</text:p>
      <text:p text:style-name="P33"/>
      <text:p text:style-name="P33">1. Test1 will be make sure the module parameter are correct, or Test 2, Test3 will fail, and the model will fail.</text:p>
      <text:p text:style-name="P33">2. <text:span text:style-name="T36">Test2 will make sure the output shape are correct, so that we don`t have shape errors downstream</text:span></text:p>
      <text:p text:style-name="P35">3. Test3 Will verify the correct layer / functions are used.</text:p>
      <text:p text:style-name="P35">4. Test 4 will catch a hard to find issue cause model fail.</text:p>
      <text:p text:style-name="P35"/>
      <text:p text:style-name="P35">Above 4 cases covers <text:s/><text:span text:style-name="T31">initialize, </text:span><text:span text:style-name="T29">input data, output data, so it looks </text:span><text:span text:style-name="T32">like</text:span><text:span text:style-name="T29"> sufficient.</text:span></text:p>
      <text:p text:style-name="P49"><text:span text:style-name="T29">(i) (3 points) (coding and written) In the empty file cnn.py, implement the convolutional network Once you’ve finished testing your</text:span><text:span text:style-name="T33"> </text:span><text:span text:style-name="T29">module, write a short description of the tests you carried out</text:span></text:p>
      <text:p text:style-name="P35"><text:span text:style-name="T29"/></text:p>
      <text:p text:style-name="P46"><text:span text:style-name="T29">Answer:</text:span></text:p>
      <text:p text:style-name="P35"><text:span text:style-name="T29"/></text:p>
      <text:p text:style-name="P23">Test 1: </text:p>
      <text:p text:style-name="P23">Class initialization test:</text:p>
      <text:p text:style-name="P23"/>
      <text:p text:style-name="P23">Initialization a <text:span text:style-name="T38">CNN</text:span> mod<text:span text:style-name="T37">u</text:span>l<text:span text:style-name="T37">e</text:span> <text:s/><text:span text:style-name="T13">with a . in channel =5 ,out channel= 4. kernel = 2 <text:s/>Then check conv1d layer both in and <text:s/>out channel value. It should match :</text:span></text:p>
      <text:p text:style-name="P47"><text:span text:style-name="T10">from </text:span><text:span text:style-name="T10">highway </text:span><text:span text:style-name="T10">import </text:span><text:span text:style-name="T10">Highway</text:span><text:span text:style-name="T12"><text:line-break/><text:line-break/></text:span><text:span text:style-name="T22">from </text:span><text:span text:style-name="T22">cnn </text:span><text:span text:style-name="T22">import </text:span><text:span text:style-name="T22">CNN</text:span><text:line-break/><text:line-break/><text:span text:style-name="T22">in_channel= </text:span><text:span text:style-name="T22">5</text:span><text:line-break/><text:span text:style-name="T22">out_channel = </text:span><text:span text:style-name="T25">4</text:span><text:line-break/><text:span text:style-name="T22">k = </text:span><text:span text:style-name="T25">2</text:span><text:line-break/><text:span text:style-name="T39">cnn</text:span><text:span text:style-name="T22"> = CNN(</text:span><text:span text:style-name="T27">in_channel</text:span><text:span text:style-name="T22">, </text:span><text:span text:style-name="T27">out_channel</text:span><text:span text:style-name="T22">)</text:span><text:line-break/><text:line-break/><text:span text:style-name="T22">assert </text:span><text:span text:style-name="T26">cnn</text:span><text:span text:style-name="T22">.cov1d_layer.in_channels == in_channel</text:span><text:line-break/><text:span text:style-name="T22">assert </text:span><text:span text:style-name="T26">cnn</text:span><text:span text:style-name="T22">.cov1d_layer.out_channels == out_channel</text:span><text:line-break/><text:span text:style-name="T22">assert </text:span><text:span text:style-name="T26">cnn</text:span><text:span text:style-name="T22">.cov1d_layer.kernel_size == k</text:span></text:p>
      <text:p text:style-name="P40"><text:span text:style-name="T15"/></text:p>
      <text:p text:style-name="P23"><text:span text:style-name="T14"/></text:p>
      <text:p text:style-name="P23"/>
      <text:p text:style-name="P25">Test 2:</text:p>
      <text:p text:style-name="P28">Shapes and Types</text:p>
      <text:p text:style-name="P28"/>
      <text:p text:style-name="P28">Initialize a tensor with same size that we will be feed in to <text:span text:style-name="T41">CNN</text:span> module, check the module output (forward) shapes are expected sizes. <text:s/></text:p>
      <text:p text:style-name="P43"><text:span text:style-name="T15">from highway import Highway<text:line-break/>in_channel= </text:span><text:span text:style-name="T15">5</text:span><text:span text:style-name="T15"><text:line-break/>out_channel = </text:span><text:span text:style-name="T21">4</text:span><text:span text:style-name="T15"><text:line-break/>k = </text:span><text:span text:style-name="T21">2</text:span><text:line-break/><text:span text:style-name="T41">cnn</text:span><text:span text:style-name="T15">= </text:span><text:span text:style-name="T19">CNN</text:span><text:span text:style-name="T15">(size)</text:span><text:line-break/><text:span text:style-name="T15">t = torch.randn((</text:span><text:span text:style-name="T19">1,</text:span><text:span text:style-name="T19">5</text:span><text:span text:style-name="T15">,</text:span><text:span text:style-name="T19">1</text:span><text:span text:style-name="T15">))</text:span><text:line-break/><text:span text:style-name="T15">out = </text:span><text:span text:style-name="T19">cnn</text:span><text:span text:style-name="T15">(t)</text:span><text:line-break/><text:span text:style-name="T15">assert </text:span><text:span text:style-name="T15">t.size() == out.size()</text:span></text:p>
      <text:p text:style-name="P42"><text:span text:style-name="T15"/></text:p>
      <text:p text:style-name="P28"><text:span text:style-name="T29">Test3 : </text:span></text:p>
      <text:p text:style-name="P28"><text:span text:style-name="T29">In and Out Test</text:span></text:p>
      <text:p text:style-name="P28"><text:span text:style-name="T29"/></text:p>
      <text:p text:style-name="P30"><text:span text:style-name="T29"><text:s/>Use torch.randn, or numpy to generate a certain size of input ,for example </text:span><text:span text:style-name="T34">1</text:span><text:span text:style-name="T29">x5</text:span><text:span text:style-name="T34">x1</text:span><text:span text:style-name="T29">, then manually calculate the data follow the same data pipe line algorithms get the expected value, feed the same input data to </text:span><text:span text:style-name="T34">CNN</text:span><text:span text:style-name="T29"> </text:span><text:span text:style-name="T34">module</text:span><text:span text:style-name="T29">. Compare the data and result. </text:span><text:span text:style-name="T30">Make sure all intermediate values are printed out and compared with the manual calculate value. </text:span></text:p>
      <text:p text:style-name="P45"><text:span text:style-name="T15"/></text:p>
      <text:p text:style-name="P45"><text:span text:style-name="T15"/></text:p>
      <text:p text:style-name="P38">Test 4:</text:p>
      <text:p text:style-name="P38">Make sure <text:span text:style-name="T39">CNN</text:span> module only initialize once. <text:s/>Or we will fail to train the module, since the weights are all reinitialized.</text:p>
      <text:p text:style-name="P38"/>
      <text:p text:style-name="P38">To test this, <text:span text:style-name="T35">add weight </text:span><text:s/><text:span text:style-name="T35">code for con1d layer </text:span></text:p>
      <text:p text:style-name="P45"><text:span text:style-name="T15"/></text:p>
      <text:p text:style-name="P32"><text:soft-page-break/>add pri<text:span text:style-name="T42">n</text:span>t out code for those 2 linear layers`s bias and weights. <text:s/>Start training, and log outputs. <text:s/>Make sure the weight<text:span text:style-name="T39">s </text:span>are getting updated no<text:span text:style-name="T40">t</text:span> re-initialized. </text:p>
      <text:p text:style-name="P32"/>
      <text:p text:style-name="P34">Reason:</text:p>
      <text:p text:style-name="P34"/>
      <text:p text:style-name="P34">1. Test1 will be make sure the module parameter are correct, or Test 2, Test3 will fail, and the model will fail.</text:p>
      <text:p text:style-name="P34">2. <text:span text:style-name="T36">Test2 will make sure the output shape are correct, so that we don`t have shape errors downstream</text:span></text:p>
      <text:p text:style-name="P36">3. Test3 Will verify the correct layer / functions are used.</text:p>
      <text:p text:style-name="P36">4. Test 4 will catch a hard to find issue cause model fail.</text:p>
      <text:p text:style-name="P36"/>
      <text:p text:style-name="P36">Above 4 cases covers <text:s/><text:span text:style-name="T31">initialize, </text:span><text:span text:style-name="T29">input data, output data, so it looks </text:span><text:span text:style-name="T32">like</text:span><text:span text:style-name="T29"> suffic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q serif" svg:font-family="'q serif', Georgia, Times, 'Times New Roman', 'Hiragino Kaku Gothic Pro', Meiryo, serif"/>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02:06:03.159702379</meta:creation-date>
    <dc:date>2019-02-22T05:25:21.186843277</dc:date>
    <meta:editing-duration>PT2H15M32S</meta:editing-duration>
    <meta:editing-cycles>54</meta:editing-cycles>
    <meta:generator>LibreOffice/6.1.4.2$Linux_X86_64 LibreOffice_project/10$Build-2</meta:generator>
    <meta:document-statistic meta:table-count="0" meta:image-count="0" meta:object-count="5" meta:page-count="5" meta:paragraph-count="89" meta:word-count="1326" meta:character-count="7707" meta:non-whitespace-character-count="6420"/>
  </office:meta>
</office:document-meta>
</file>

<file path=Object 1/content.xml><?xml version="1.0" encoding="utf-8"?>
<math xmlns="http://www.w3.org/1998/Math/MathML" display="block">
  <semantics>
    <mrow>
      <msub>
        <mi>N</mi>
        <mi mathvariant="italic">word</mi>
      </msub>
      <mo stretchy="false">=</mo>
      <mrow>
        <msub>
          <mi>e</mi>
          <mi mathvariant="italic">word</mi>
        </msub>
        <mo stretchy="false">∗</mo>
        <msub>
          <mi>V</mi>
          <mi mathvariant="italic">word</mi>
        </msub>
      </mrow>
    </mrow>
    <annotation encoding="StarMath 5.0">N_word = e_word * V_word</annotation>
  </semantics>
</math>
</file>

<file path=Object 2/content.xml><?xml version="1.0" encoding="utf-8"?>
<math xmlns="http://www.w3.org/1998/Math/MathML" display="block">
  <semantics>
    <mrow>
      <msub>
        <mi>N</mi>
        <mi mathvariant="italic">char</mi>
      </msub>
      <mo stretchy="false">=</mo>
      <mrow>
        <msub>
          <mi>e</mi>
          <mi mathvariant="italic">char</mi>
        </msub>
        <mo stretchy="false">∗</mo>
        <msub>
          <mi>V</mi>
          <mi mathvariant="italic">char</mi>
        </msub>
      </mrow>
    </mrow>
    <annotation encoding="StarMath 5.0">N_char = e_char * V_char</annotation>
  </semantics>
</math>
</file>

<file path=Object 3/content.xml><?xml version="1.0" encoding="utf-8"?>
<math xmlns="http://www.w3.org/1998/Math/MathML" display="block">
  <semantics>
    <mrow>
      <msub>
        <mi>N</mi>
        <mi mathvariant="italic">char</mi>
      </msub>
      <mo stretchy="false">=</mo>
      <mrow>
        <msub>
          <mi>n</mi>
          <mi mathvariant="italic">cnn</mi>
        </msub>
        <mo stretchy="false">+</mo>
        <msub>
          <mi>n</mi>
          <mi mathvariant="italic">highway</mi>
        </msub>
        <mo stretchy="false">+</mo>
        <msub>
          <mi>n</mi>
          <mrow/>
        </msub>
      </mrow>
      <mo stretchy="false">=</mo>
      <mrow>
        <mrow>
          <mo fence="true" stretchy="false">(</mo>
          <mrow>
            <mrow>
              <mrow>
                <mn>5</mn>
                <mo stretchy="false">∗</mo>
                <mn>256</mn>
                <mo stretchy="false">∗</mo>
                <mn>50</mn>
              </mrow>
              <mo stretchy="false">+</mo>
              <mn>256</mn>
            </mrow>
          </mrow>
          <mo fence="true" stretchy="false">)</mo>
        </mrow>
        <mo stretchy="false">+</mo>
        <mrow>
          <mo fence="true" stretchy="false">(</mo>
          <mrow>
            <mrow>
              <mrow>
                <mn>256</mn>
                <mo stretchy="false">∗</mo>
                <mn>256</mn>
                <mo stretchy="false">∗</mo>
                <mn>2</mn>
              </mrow>
              <mo stretchy="false">+</mo>
              <mrow>
                <mn>256</mn>
                <mo stretchy="false">∗</mo>
                <mn>2</mn>
              </mrow>
            </mrow>
          </mrow>
          <mo fence="true" stretchy="false">)</mo>
        </mrow>
        <mo stretchy="false">+</mo>
        <mrow>
          <mo fence="true" stretchy="false">(</mo>
          <mrow>
            <mrow>
              <mn>96</mn>
              <mo stretchy="false">∗</mo>
              <mn>50</mn>
            </mrow>
          </mrow>
          <mo fence="true" stretchy="false">)</mo>
        </mrow>
      </mrow>
      <mo stretchy="false">=</mo>
      <mn>200640</mn>
    </mrow>
    <annotation encoding="StarMath 5.0">N_char = n_cnn+n_highway+n_char_embedding = (5 * 256 * 50 + 256) + (256 * 256 * 2 + 256 * 2) + ( 96 * 50)  =  200640</annotation>
  </semantics>
</math>
</file>

<file path=Object 4/content.xml><?xml version="1.0" encoding="utf-8"?>
<math xmlns="http://www.w3.org/1998/Math/MathML" display="block">
  <semantics>
    <mrow>
      <msub>
        <mi>N</mi>
        <mi mathvariant="italic">word</mi>
      </msub>
      <mo stretchy="false">=</mo>
      <mrow>
        <mn>256</mn>
        <mo stretchy="false">∗</mo>
        <mn>50000</mn>
      </mrow>
      <mo stretchy="false">=</mo>
      <mn>12800000</mn>
    </mrow>
    <annotation encoding="StarMath 5.0">N_word = 256 * 50000 = 12800000</annotation>
  </semantics>
</math>
</file>

<file path=Object 5/content.xml><?xml version="1.0" encoding="utf-8"?>
<math xmlns="http://www.w3.org/1998/Math/MathML" display="block">
  <semantics>
    <mrow>
      <mrow>
        <msub>
          <mi>N</mi>
          <mi mathvariant="italic">word</mi>
        </msub>
        <mo stretchy="false">/</mo>
        <msub>
          <mi>N</mi>
          <mi mathvariant="italic">char</mi>
        </msub>
      </mrow>
      <mo stretchy="false">=</mo>
      <mrow>
        <mn>12800000</mn>
        <mo stretchy="false">/</mo>
        <mn>200640</mn>
      </mrow>
    </mrow>
    <annotation encoding="StarMath 5.0">N_word / N_char = 12800000 / 200640</annotation>
  </semantics>
</math>
</file>